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618cm"/>
    </style:style>
    <style:style style:name="co2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3.14cm"/>
    </style:style>
    <style:style style:name="ro1" style:family="table-row">
      <style:table-row-properties style:row-height="0.529cm" fo:break-before="auto" style:use-optimal-row-height="false"/>
    </style:style>
    <style:style style:name="ta3" style:family="table" style:master-page-name="PageStyle_5f_communs">
      <style:table-properties table:display="true" style:writing-mode="lr-tb"/>
    </style:style>
    <style:style style:name="ta2" style:family="table" style:master-page-name="PageStyle_5f_QR_20_test_20_1">
      <style:table-properties table:display="true" style:writing-mode="lr-tb"/>
    </style:style>
    <style:style style:name="ta4" style:family="table" style:master-page-name="PageStyle_5f_QR_20_test2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style:style style:name="ce1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0.99pt solid #000000"/>
    </style:style>
    <style:style style:name="ce2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3" style:family="table-cell" style:parent-style-name="Default">
      <style:table-cell-properties fo:border-bottom="0.99pt solid #000000" style:diagonal-bl-tr="none" style:diagonal-tl-br="none" fo:border-left="0.99pt solid #000000" fo:border-right="none" style:rotation-align="none" fo:border-top="none"/>
    </style:style>
    <style:style style:name="ce4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Comma" style:data-style-name="N116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Comma" style:data-style-name="N119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Comma" style:data-style-name="N122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000000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none"/>
    </style:style>
    <style:style style:name="ce17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Comma" style:data-style-name="N116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Comma" style:data-style-name="N11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Comma" style:data-style-name="N119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Comma" style:data-style-name="N122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0.99pt solid #000000"/>
    </style:style>
    <style:style style:name="ce2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</style:style>
    <style:style style:name="ce27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none"/>
    </style:style>
    <style:style style:name="ce28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Comma" style:data-style-name="N116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omma" style:data-style-name="N119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omma" style:data-style-name="N119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 style:data-style-name="N122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 style:data-style-name="N119">
      <style:table-cell-properties style:rotation-align="none"/>
    </style:style>
    <style:style style:name="ce38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Comma" style:data-style-name="N111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0.99pt solid #000000"/>
    </style:style>
    <style:style style:name="ce4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43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44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Comma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omma" style:data-style-name="N111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Comma" style:data-style-name="N111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Comma" style:data-style-name="N111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23">
      <style:table-cell-properties fo:border-bottom="none" style:diagonal-bl-tr="none" style:diagonal-tl-br="none" fo:border-left="0.99pt solid #000000" fo:border-right="0.99pt solid #000000" style:rotation-align="none" fo:border-top="0.99pt solid #000000"/>
    </style:style>
    <style:style style:name="ce51" style:family="table-cell" style:parent-style-name="Default" style:data-style-name="N123">
      <style:table-cell-properties fo:border-bottom="none" style:diagonal-bl-tr="none" style:diagonal-tl-br="none" fo:border-left="0.99pt solid #000000" fo:border-right="0.99pt solid #000000" style:rotation-align="none" fo:border-top="none"/>
    </style:style>
    <style:style style:name="ce52" style:family="table-cell" style:parent-style-name="Default" style:data-style-name="N123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53" style:family="table-cell" style:parent-style-name="Default" style:data-style-name="N5143">
      <style:table-cell-properties fo:border-bottom="none" style:diagonal-bl-tr="none" style:diagonal-tl-br="none" fo:border-left="0.99pt solid #000000" fo:border-right="0.99pt solid #000000" style:rotation-align="none" fo:border-top="0.99pt solid #000000"/>
    </style:style>
    <style:style style:name="ce54" style:family="table-cell" style:parent-style-name="Default" style:data-style-name="N5143">
      <style:table-cell-properties fo:border-bottom="0.99pt solid #000000" style:diagonal-bl-tr="none" style:diagonal-tl-br="none" fo:border-left="0.99pt solid #000000" fo:border-right="0.99pt solid #000000" style:rotation-align="none" fo:border-top="none"/>
    </style:style>
    <style:style style:name="ce55" style:family="table-cell" style:parent-style-name="Default" style:data-style-name="N5143">
      <style:table-cell-properties style:rotation-align="none"/>
    </style:style>
    <style:style style:name="ce56" style:family="table-cell" style:parent-style-name="Default" style:data-style-name="N5143"/>
    <style:style style:name="ce57" style:family="table-cell" style:parent-style-name="Default" style:data-style-name="N500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R test 1" table:style-name="ta2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5" table:number-columns-repeated="3" table:default-cell-style-name="Default"/>
        <table:table-column table:style-name="co3" table:number-columns-repeated="1013" table:default-cell-style-name="Default"/>
        <table:table-row table:style-name="ro1">
          <table:table-cell office:value-type="string">
            <text:p>_A</text:p>
          </table:table-cell>
          <table:table-cell table:number-columns-repeated="3"/>
          <table:table-cell office:value-type="string">
            <text:p>alpha</text:p>
          </table:table-cell>
          <table:table-cell office:value-type="string">
            <text:p>_e1</text:p>
          </table:table-cell>
          <table:table-cell office:value-type="string">
            <text:p>_u</text:p>
          </table:table-cell>
          <table:table-cell office:value-type="string">
            <text:p>_v</text:p>
          </table:table-cell>
          <table:table-cell/>
          <table:table-cell office:value-type="string">
            <text:p>UtU</text:p>
          </table:table-cell>
          <table:table-cell table:number-columns-repeated="1014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4" office:value-type="float" office:value="-51">
            <text:p>-51</text:p>
          </table:table-cell>
          <table:table-cell table:style-name="ce25" office:value-type="float" office:value="4">
            <text:p>4</text:p>
          </table:table-cell>
          <table:table-cell/>
          <table:table-cell table:formula="of:=SQRT(SUMSQ([.A2:.A4]))" office:value-type="float" office:value="14">
            <text:p>14</text:p>
          </table:table-cell>
          <table:table-cell table:style-name="ce41" office:value-type="float" office:value="1">
            <text:p>1</text:p>
          </table:table-cell>
          <table:table-cell table:style-name="ce41" table:number-matrix-columns-spanned="1" table:number-matrix-rows-spanned="3" table:formula="of:=(_x-alpha*_e1)" office:value-type="float" office:value="-2">
            <text:p>-2</text:p>
          </table:table-cell>
          <table:table-cell table:style-name="ce50" table:number-matrix-columns-spanned="1" table:number-matrix-rows-spanned="3" table:formula="of:=_u/SQRT(SUMSQ(_u))" office:value-type="float" office:value="-0.267261241912424">
            <text:p>-0,267</text:p>
          </table:table-cell>
          <table:table-cell/>
          <table:table-cell table:style-name="ce55" table:number-matrix-columns-spanned="3" table:number-matrix-rows-spanned="3" table:formula="of:=MMULT(_v;TRANSPOSE(_v))" office:value-type="float" office:value="0.0714285714285714">
            <text:p>0,071</text:p>
          </table:table-cell>
          <table:table-cell table:style-name="ce56" office:value-type="float" office:value="-0.214285714285714">
            <text:p>-0,214</text:p>
          </table:table-cell>
          <table:table-cell table:style-name="ce56" office:value-type="float" office:value="0.142857142857143">
            <text:p>0,143</text:p>
          </table:table-cell>
          <table:table-cell table:number-columns-repeated="1012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5" office:value-type="float" office:value="167">
            <text:p>167</text:p>
          </table:table-cell>
          <table:table-cell table:style-name="ce26" office:value-type="float" office:value="-68">
            <text:p>-68</text:p>
          </table:table-cell>
          <table:table-cell table:number-columns-repeated="2"/>
          <table:table-cell table:style-name="ce42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51" office:value-type="float" office:value="0.801783725737273">
            <text:p>0,802</text:p>
          </table:table-cell>
          <table:table-cell/>
          <table:table-cell table:style-name="ce56" office:value-type="float" office:value="-0.214285714285714">
            <text:p>-0,214</text:p>
          </table:table-cell>
          <table:table-cell table:style-name="ce56" office:value-type="float" office:value="0.642857142857143">
            <text:p>0,643</text:p>
          </table:table-cell>
          <table:table-cell table:style-name="ce56" office:value-type="float" office:value="-0.428571428571429">
            <text:p>-0,429</text:p>
          </table:table-cell>
          <table:table-cell table:number-columns-repeated="1012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16" office:value-type="float" office:value="24">
            <text:p>24</text:p>
          </table:table-cell>
          <table:table-cell table:style-name="ce27" office:value-type="float" office:value="-41">
            <text:p>-41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style-name="ce43" office:value-type="float" office:value="-4">
            <text:p>-4</text:p>
          </table:table-cell>
          <table:table-cell table:style-name="ce52" office:value-type="float" office:value="-0.534522483824849">
            <text:p>-0,535</text:p>
          </table:table-cell>
          <table:table-cell/>
          <table:table-cell table:style-name="ce56" office:value-type="float" office:value="0.142857142857143">
            <text:p>0,143</text:p>
          </table:table-cell>
          <table:table-cell table:style-name="ce56" office:value-type="float" office:value="-0.428571428571429">
            <text:p>-0,429</text:p>
          </table:table-cell>
          <table:table-cell table:style-name="ce56" office:value-type="float" office:value="0.285714285714286">
            <text:p>0,286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_H1</text:p>
          </table:table-cell>
          <table:table-cell table:number-columns-repeated="1023"/>
        </table:table-row>
        <table:table-row table:style-name="ro1">
          <table:table-cell table:style-name="ce4" table:number-matrix-columns-spanned="3" table:number-matrix-rows-spanned="3" table:formula="of:=_I-2*MMULT(_v;TRANSPOSE(_v))" office:value-type="float" office:value="0.857142857142857">
            <text:p><text:s/>0,857 <text:s text:c="3"/></text:p>
          </table:table-cell>
          <table:table-cell table:style-name="ce17" office:value-type="float" office:value="0.428571428571429">
            <text:p><text:s/>0,429 <text:s text:c="3"/></text:p>
          </table:table-cell>
          <table:table-cell table:style-name="ce28" office:value-type="float" office:value="-0.285714285714286">
            <text:p>-0,286 <text:s text:c="3"/></text:p>
          </table:table-cell>
          <table:table-cell table:number-columns-repeated="1021"/>
        </table:table-row>
        <table:table-row table:style-name="ro1">
          <table:table-cell table:style-name="ce5" office:value-type="float" office:value="0.428571428571429">
            <text:p><text:s/>0,429 <text:s text:c="3"/></text:p>
          </table:table-cell>
          <table:table-cell table:style-name="ce7" office:value-type="float" office:value="-0.285714285714286">
            <text:p>-0,286 <text:s text:c="3"/></text:p>
          </table:table-cell>
          <table:table-cell table:style-name="ce29" office:value-type="float" office:value="0.857142857142857">
            <text:p><text:s/>0,857 <text:s text:c="3"/></text:p>
          </table:table-cell>
          <table:table-cell table:number-columns-repeated="1021"/>
        </table:table-row>
        <table:table-row table:style-name="ro1">
          <table:table-cell table:style-name="ce6" office:value-type="float" office:value="-0.285714285714286">
            <text:p>-0,286 <text:s text:c="3"/></text:p>
          </table:table-cell>
          <table:table-cell table:style-name="ce18" office:value-type="float" office:value="0.857142857142857">
            <text:p><text:s/>0,857 <text:s text:c="3"/></text:p>
          </table:table-cell>
          <table:table-cell table:style-name="ce30" office:value-type="float" office:value="0.428571428571429">
            <text:p><text:s/>0,429 <text:s text:c="3"/></text:p>
          </table:table-cell>
          <table:table-cell table:number-columns-repeated="1021"/>
        </table:table-row>
        <table:table-row table:style-name="ro1">
          <table:table-cell table:style-name="ce7" office:value-type="string" office:string-value="_H1A">
            <text:p>_H1A 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8" table:number-matrix-columns-spanned="3" table:number-matrix-rows-spanned="3" table:formula="of:=MMULT(_H1;_A)" office:value-type="float" office:value="14">
            <text:p><text:s/>14,0 <text:s text:c="3"/></text:p>
          </table:table-cell>
          <table:table-cell table:style-name="ce19" office:value-type="float" office:value="21">
            <text:p><text:s/>21,0 <text:s text:c="3"/></text:p>
          </table:table-cell>
          <table:table-cell table:style-name="ce31" office:value-type="float" office:value="-14">
            <text:p>-14,0 <text:s text:c="3"/></text:p>
          </table:table-cell>
          <table:table-cell/>
          <table:table-cell office:value-type="string">
            <text:p>alpha2</text:p>
          </table:table-cell>
          <table:table-cell/>
          <table:table-cell office:value-type="string">
            <text:p>_u2</text:p>
          </table:table-cell>
          <table:table-cell office:value-type="string">
            <text:p>_v2</text:p>
          </table:table-cell>
          <table:table-cell/>
          <table:table-cell office:value-type="string">
            <text:p>UtU</text:p>
          </table:table-cell>
          <table:table-cell table:number-columns-repeated="1014"/>
        </table:table-row>
        <table:table-row table:style-name="ro1">
          <table:table-cell table:style-name="ce9" office:value-type="float" office:value="-4.44089209850063E-016">
            <text:p>-0,0 <text:s text:c="3"/></text:p>
          </table:table-cell>
          <table:table-cell table:style-name="ce20" office:value-type="float" office:value="-49">
            <text:p>-49,0 <text:s text:c="3"/></text:p>
          </table:table-cell>
          <table:table-cell table:style-name="ce32" office:value-type="float" office:value="-14">
            <text:p>-14,0 <text:s text:c="3"/></text:p>
          </table:table-cell>
          <table:table-cell/>
          <table:table-cell table:style-name="ce37" table:formula="of:=SIGN([.B13])*SQRT(SUMSQ(_x2))" office:value-type="float" office:value="-175">
            <text:p>-175,0 <text:s text:c="3"/></text:p>
          </table:table-cell>
          <table:table-cell/>
          <table:table-cell table:style-name="ce41" table:number-matrix-columns-spanned="1" table:number-matrix-rows-spanned="2" table:formula="of:=_x2-alpha2*_e2" office:value-type="float" office:value="126">
            <text:p>126</text:p>
          </table:table-cell>
          <table:table-cell table:style-name="ce53" table:number-matrix-columns-spanned="1" table:number-matrix-rows-spanned="2" table:formula="of:=_u2/SQRT(SUMSQ(_u2))" office:value-type="float" office:value="0.6">
            <text:p>0,600</text:p>
          </table:table-cell>
          <table:table-cell/>
          <table:table-cell table:style-name="ce55" table:number-matrix-columns-spanned="3" table:number-matrix-rows-spanned="3" table:formula="of:=MMULT(_v2;TRANSPOSE(_v2))" office:value-type="float" office:value="0.36">
            <text:p>0,360</text:p>
          </table:table-cell>
          <table:table-cell table:style-name="ce56" office:value-type="float" office:value="0.48">
            <text:p>0,480</text:p>
          </table:table-cell>
          <table:table-cell office:value-type="float" office:value="0">
            <text:p>#N/D</text:p>
          </table:table-cell>
          <table:table-cell table:number-columns-repeated="1012"/>
        </table:table-row>
        <table:table-row table:style-name="ro1">
          <table:table-cell table:style-name="ce10" office:value-type="float" office:value="4.44089209850063E-016">
            <text:p><text:s/>0,0 <text:s text:c="3"/></text:p>
          </table:table-cell>
          <table:table-cell table:style-name="ce21" office:value-type="float" office:value="168">
            <text:p><text:s/>168,0 <text:s text:c="3"/></text:p>
          </table:table-cell>
          <table:table-cell table:style-name="ce33" office:value-type="float" office:value="-77">
            <text:p>-77,0 <text:s text:c="3"/></text:p>
          </table:table-cell>
          <table:table-cell table:number-columns-repeated="3"/>
          <table:table-cell table:style-name="ce43" office:value-type="float" office:value="168">
            <text:p>168</text:p>
          </table:table-cell>
          <table:table-cell table:style-name="ce54" office:value-type="float" office:value="0.8">
            <text:p>0,800</text:p>
          </table:table-cell>
          <table:table-cell/>
          <table:table-cell table:style-name="ce56" office:value-type="float" office:value="0.48">
            <text:p>0,480</text:p>
          </table:table-cell>
          <table:table-cell table:style-name="ce56" office:value-type="float" office:value="0.64">
            <text:p>0,640</text:p>
          </table:table-cell>
          <table:table-cell office:value-type="float" office:value="0">
            <text:p>#N/D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1012"/>
        </table:table-row>
        <table:table-row table:style-name="ro1">
          <table:table-cell office:value-type="string">
            <text:p>_H2</text:p>
          </table:table-cell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table:number-matrix-columns-spanned="2" table:number-matrix-rows-spanned="2" table:formula="of:=_I2-2*MMULT(_v2;TRANSPOSE(_v2))" office:value-type="float" office:value="0.28">
            <text:p>0,28</text:p>
          </table:table-cell>
          <table:table-cell table:style-name="ce26" office:value-type="float" office:value="-0.96">
            <text:p>-0,96</text:p>
          </table:table-cell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6" office:value-type="float" office:value="-0.96">
            <text:p>-0,96</text:p>
          </table:table-cell>
          <table:table-cell table:style-name="ce27" office:value-type="float" office:value="-0.28">
            <text:p>-0,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=_H2H1A</text:p>
          </table:table-cell>
          <table:table-cell table:number-columns-repeated="3"/>
          <table:table-cell office:value-type="string">
            <text:p>Q=H1.H2</text:p>
          </table:table-cell>
          <table:table-cell table:number-columns-repeated="3"/>
          <table:table-cell office:value-type="string">
            <text:p>QtQ</text:p>
          </table:table-cell>
          <table:table-cell table:number-columns-repeated="1015"/>
        </table:table-row>
        <table:table-row table:style-name="ro1">
          <table:table-cell table:style-name="ce11" table:number-matrix-columns-spanned="3" table:number-matrix-rows-spanned="3" table:formula="of:=MMULT(_H2;MMULT(_H1;_A))" office:value-type="float" office:value="14">
            <text:p><text:s/>14 <text:s text:c="3"/></text:p>
          </table:table-cell>
          <table:table-cell table:style-name="ce22" office:value-type="float" office:value="21">
            <text:p><text:s/>21 <text:s text:c="3"/></text:p>
          </table:table-cell>
          <table:table-cell table:style-name="ce34" office:value-type="float" office:value="-14">
            <text:p>-14 <text:s text:c="3"/></text:p>
          </table:table-cell>
          <table:table-cell/>
          <table:table-cell table:style-name="ce38" table:number-matrix-columns-spanned="3" table:number-matrix-rows-spanned="3" table:formula="of:=MMULT(_H1;_H2)" office:value-type="float" office:value="0.857142857142857">
            <text:p><text:s/>0,86 <text:s text:c="3"/></text:p>
          </table:table-cell>
          <table:table-cell table:style-name="ce44" office:value-type="float" office:value="0.394285714285714">
            <text:p><text:s/>0,39 <text:s text:c="3"/></text:p>
          </table:table-cell>
          <table:table-cell table:style-name="ce47" office:value-type="float" office:value="-0.331428571428571">
            <text:p>-0,33 <text:s text:c="3"/></text:p>
          </table:table-cell>
          <table:table-cell table:style-name="ce23"/>
          <table:table-cell table:style-name="ce11" table:number-matrix-columns-spanned="3" table:number-matrix-rows-spanned="3" table:formula="of:=MMULT(_Q;TRANSPOSE(_Q))" office:value-type="float" office:value="1">
            <text:p><text:s/>1 <text:s text:c="3"/></text:p>
          </table:table-cell>
          <table:table-cell table:style-name="ce22" office:value-type="float" office:value="-4.67901000063276E-018">
            <text:p>-0 <text:s text:c="3"/></text:p>
          </table:table-cell>
          <table:table-cell table:style-name="ce34" office:value-type="float" office:value="-3.77031305481834E-017">
            <text:p>-0 <text:s text:c="3"/></text:p>
          </table:table-cell>
          <table:table-cell table:number-columns-repeated="1013"/>
        </table:table-row>
        <table:table-row table:style-name="ro1">
          <table:table-cell table:style-name="ce12" office:value-type="float" office:value="-5.50670620214078E-016">
            <text:p>-0 <text:s text:c="3"/></text:p>
          </table:table-cell>
          <table:table-cell table:style-name="ce23" office:value-type="float" office:value="-175">
            <text:p>-175 <text:s text:c="3"/></text:p>
          </table:table-cell>
          <table:table-cell table:style-name="ce35" office:value-type="float" office:value="70">
            <text:p><text:s/>70 <text:s text:c="3"/></text:p>
          </table:table-cell>
          <table:table-cell/>
          <table:table-cell table:style-name="ce39" office:value-type="float" office:value="0.428571428571429">
            <text:p><text:s/>0,43 <text:s text:c="3"/></text:p>
          </table:table-cell>
          <table:table-cell table:style-name="ce45" office:value-type="float" office:value="-0.902857142857143">
            <text:p>-0,90 <text:s text:c="3"/></text:p>
          </table:table-cell>
          <table:table-cell table:style-name="ce48" office:value-type="float" office:value="0.0342857142857141">
            <text:p><text:s/>0,03 <text:s text:c="3"/></text:p>
          </table:table-cell>
          <table:table-cell table:style-name="ce23"/>
          <table:table-cell table:style-name="ce12" office:value-type="float" office:value="-4.67901000063276E-018">
            <text:p>-0 <text:s text:c="3"/></text:p>
          </table:table-cell>
          <table:table-cell table:style-name="ce23" office:value-type="float" office:value="1">
            <text:p><text:s/>1 <text:s text:c="3"/></text:p>
          </table:table-cell>
          <table:table-cell table:style-name="ce35" office:value-type="float" office:value="1.52838625002566E-017">
            <text:p><text:s/>0 <text:s text:c="3"/></text:p>
          </table:table-cell>
          <table:table-cell table:number-columns-repeated="1013"/>
        </table:table-row>
        <table:table-row table:style-name="ro1">
          <table:table-cell table:style-name="ce13" office:value-type="float" office:value="3.01980662698042E-016">
            <text:p><text:s/>0 <text:s text:c="3"/></text:p>
          </table:table-cell>
          <table:table-cell table:style-name="ce24" office:value-type="float" office:value="-0.000000000000028421709430404">
            <text:p>-0 <text:s text:c="3"/></text:p>
          </table:table-cell>
          <table:table-cell table:style-name="ce36" office:value-type="float" office:value="35">
            <text:p><text:s/>35 <text:s text:c="3"/></text:p>
          </table:table-cell>
          <table:table-cell/>
          <table:table-cell table:style-name="ce40" office:value-type="float" office:value="-0.285714285714286">
            <text:p>-0,29 <text:s text:c="3"/></text:p>
          </table:table-cell>
          <table:table-cell table:style-name="ce46" office:value-type="float" office:value="-0.171428571428571">
            <text:p>-0,17 <text:s text:c="3"/></text:p>
          </table:table-cell>
          <table:table-cell table:style-name="ce49" office:value-type="float" office:value="-0.942857142857143">
            <text:p>-0,94 <text:s text:c="3"/></text:p>
          </table:table-cell>
          <table:table-cell table:style-name="ce23"/>
          <table:table-cell table:style-name="ce13" office:value-type="float" office:value="-3.77031305481834E-017">
            <text:p>-0 <text:s text:c="3"/></text:p>
          </table:table-cell>
          <table:table-cell table:style-name="ce24" office:value-type="float" office:value="1.52838625002566E-017">
            <text:p><text:s/>0 <text:s text:c="3"/></text:p>
          </table:table-cell>
          <table:table-cell table:style-name="ce36" office:value-type="float" office:value="1">
            <text:p><text:s/>1 <text:s text:c="3"/>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A" table:base-cell-address="$'QR test 1'.$A$1" table:cell-range-address="$'QR test 1'.$A$2:.$C$4"/>
          <table:named-range table:name="_Q" table:base-cell-address="$'QR test 1'.$A$1" table:cell-range-address="$'QR test 1'.$E$22:.$G$24"/>
          <table:named-range table:name="_R" table:base-cell-address="$'QR test 1'.$A$1" table:cell-range-address="$'QR test 1'.$A$22:.$C$24"/>
        </table:named-expressions>
      </table:table>
      <table:table table:name="QR test2" table:style-name="ta4"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5" table:number-columns-repeated="3" table:default-cell-style-name="Default"/>
        <table:table-column table:style-name="co3" table:number-columns-repeated="1013" table:default-cell-style-name="Default"/>
        <table:table-row table:style-name="ro1">
          <table:table-cell office:value-type="string">
            <text:p>_A</text:p>
          </table:table-cell>
          <table:table-cell table:number-columns-repeated="3"/>
          <table:table-cell office:value-type="string">
            <text:p>alpha</text:p>
          </table:table-cell>
          <table:table-cell office:value-type="string">
            <text:p>_e1</text:p>
          </table:table-cell>
          <table:table-cell office:value-type="string">
            <text:p>_u</text:p>
          </table:table-cell>
          <table:table-cell office:value-type="string">
            <text:p>_v</text:p>
          </table:table-cell>
          <table:table-cell table:number-columns-repeated="1016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style-name="ce25" office:value-type="float" office:value="2">
            <text:p>2</text:p>
          </table:table-cell>
          <table:table-cell/>
          <table:table-cell table:formula="of:=SQRT(SUMSQ([.A2:.A4]))" office:value-type="float" office:value="1">
            <text:p>1</text:p>
          </table:table-cell>
          <table:table-cell table:style-name="ce41" office:value-type="float" office:value="1">
            <text:p>1</text:p>
          </table:table-cell>
          <table:table-cell table:style-name="ce41" table:number-matrix-columns-spanned="1" table:number-matrix-rows-spanned="3" table:formula="of:=(_x-alpha*_e1)" office:value-type="float" office:value="-1">
            <text:p>-1</text:p>
          </table:table-cell>
          <table:table-cell table:style-name="ce41" table:number-matrix-columns-spanned="1" table:number-matrix-rows-spanned="3" table:formula="of:=_u/SQRT(SUMSQ(_u))" office:value-type="float" office:value="-0.707106781186547">
            <text:p>-0,7071067812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26" office:value-type="float" office:value="2">
            <text:p>2</text:p>
          </table:table-cell>
          <table:table-cell table:number-columns-repeated="2"/>
          <table:table-cell table:style-name="ce42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0.707106781186547">
            <text:p>0,7071067812</text:p>
          </table:table-cell>
          <table:table-cell table:number-columns-repeated="1016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6" office:value-type="float" office:value="4">
            <text:p>4</text:p>
          </table:table-cell>
          <table:table-cell table:style-name="ce27" office:value-type="float" office:value="1">
            <text:p>1</text:p>
          </table:table-cell>
          <table:table-cell table:number-columns-repeated="2"/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_H1</text:p>
          </table:table-cell>
          <table:table-cell table:number-columns-repeated="1023"/>
        </table:table-row>
        <table:table-row table:style-name="ro1">
          <table:table-cell table:style-name="ce4" table:number-matrix-columns-spanned="3" table:number-matrix-rows-spanned="3" table:formula="of:=_I-2*MMULT(_v;TRANSPOSE(_v))" office:value-type="float" office:value="0">
            <text:p><text:s/>- <text:s text:c="3"/></text:p>
          </table:table-cell>
          <table:table-cell table:style-name="ce17" office:value-type="float" office:value="1">
            <text:p><text:s/>1,000 <text:s text:c="3"/></text:p>
          </table:table-cell>
          <table:table-cell table:style-name="ce28" office:value-type="float" office:value="0">
            <text:p><text:s/>- <text:s text:c="3"/></text:p>
          </table:table-cell>
          <table:table-cell table:number-columns-repeated="1021"/>
        </table:table-row>
        <table:table-row table:style-name="ro1">
          <table:table-cell table:style-name="ce5" office:value-type="float" office:value="1">
            <text:p><text:s/>1,000 <text:s text:c="3"/></text:p>
          </table:table-cell>
          <table:table-cell table:style-name="ce7" office:value-type="float" office:value="0">
            <text:p><text:s/>- <text:s text:c="3"/></text:p>
          </table:table-cell>
          <table:table-cell table:style-name="ce29" office:value-type="float" office:value="0">
            <text:p><text:s/>- <text:s text:c="3"/></text:p>
          </table:table-cell>
          <table:table-cell table:number-columns-repeated="1021"/>
        </table:table-row>
        <table:table-row table:style-name="ro1">
          <table:table-cell table:style-name="ce6" office:value-type="float" office:value="0">
            <text:p><text:s/>- <text:s text:c="3"/></text:p>
          </table:table-cell>
          <table:table-cell table:style-name="ce18" office:value-type="float" office:value="0">
            <text:p><text:s/>- <text:s text:c="3"/></text:p>
          </table:table-cell>
          <table:table-cell table:style-name="ce30" office:value-type="float" office:value="1">
            <text:p><text:s/>1,000 <text:s text:c="3"/></text:p>
          </table:table-cell>
          <table:table-cell table:number-columns-repeated="1021"/>
        </table:table-row>
        <table:table-row table:style-name="ro1">
          <table:table-cell table:style-name="ce7" office:value-type="string" office:string-value="_H1A">
            <text:p>_H1A 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8" table:number-matrix-columns-spanned="3" table:number-matrix-rows-spanned="3" table:formula="of:=MMULT(_H1;_A)" office:value-type="float" office:value="1">
            <text:p><text:s/>1,0 <text:s text:c="3"/></text:p>
          </table:table-cell>
          <table:table-cell table:style-name="ce19" office:value-type="float" office:value="0">
            <text:p><text:s/>- <text:s text:c="3"/></text:p>
          </table:table-cell>
          <table:table-cell table:style-name="ce31" office:value-type="float" office:value="2">
            <text:p><text:s/>2,0 <text:s text:c="3"/></text:p>
          </table:table-cell>
          <table:table-cell/>
          <table:table-cell office:value-type="string">
            <text:p>alpha2</text:p>
          </table:table-cell>
          <table:table-cell/>
          <table:table-cell office:value-type="string">
            <text:p>_u2</text:p>
          </table:table-cell>
          <table:table-cell office:value-type="string">
            <text:p>_v2</text:p>
          </table:table-cell>
          <table:table-cell table:number-columns-repeated="1016"/>
        </table:table-row>
        <table:table-row table:style-name="ro1">
          <table:table-cell table:style-name="ce9" office:value-type="float" office:value="0">
            <text:p><text:s/>- <text:s text:c="3"/></text:p>
          </table:table-cell>
          <table:table-cell table:style-name="ce20" office:value-type="float" office:value="3">
            <text:p><text:s/>3,0 <text:s text:c="3"/></text:p>
          </table:table-cell>
          <table:table-cell table:style-name="ce32" office:value-type="float" office:value="2">
            <text:p><text:s/>2,0 <text:s text:c="3"/></text:p>
          </table:table-cell>
          <table:table-cell/>
          <table:table-cell table:style-name="ce37" table:formula="of:=SIGN([.B13])*SQRT(SUMSQ(_x2))" office:value-type="float" office:value="5">
            <text:p><text:s/>5,0 <text:s text:c="3"/></text:p>
          </table:table-cell>
          <table:table-cell/>
          <table:table-cell table:style-name="ce41" table:number-matrix-columns-spanned="1" table:number-matrix-rows-spanned="2" table:formula="of:=_x2-alpha2*_e2" office:value-type="float" office:value="-2">
            <text:p>-2</text:p>
          </table:table-cell>
          <table:table-cell table:style-name="ce41" table:number-matrix-columns-spanned="1" table:number-matrix-rows-spanned="2" table:formula="of:=_u2/SQRT(SUMSQ(_u2))" office:value-type="float" office:value="-0.447213595499958">
            <text:p>-0,4472135955</text:p>
          </table:table-cell>
          <table:table-cell/>
          <table:table-cell table:style-name="ce57"/>
          <table:table-cell table:number-columns-repeated="1014"/>
        </table:table-row>
        <table:table-row table:style-name="ro1">
          <table:table-cell table:style-name="ce10" office:value-type="float" office:value="0">
            <text:p><text:s/>- <text:s text:c="3"/></text:p>
          </table:table-cell>
          <table:table-cell table:style-name="ce21" office:value-type="float" office:value="4">
            <text:p><text:s/>4,0 <text:s text:c="3"/></text:p>
          </table:table-cell>
          <table:table-cell table:style-name="ce33" office:value-type="float" office:value="1">
            <text:p><text:s/>1,0 <text:s text:c="3"/></text:p>
          </table:table-cell>
          <table:table-cell table:number-columns-repeated="3"/>
          <table:table-cell table:style-name="ce43" office:value-type="float" office:value="4">
            <text:p>4</text:p>
          </table:table-cell>
          <table:table-cell table:style-name="ce43" office:value-type="float" office:value="0.894427190999916">
            <text:p>0,89442719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_H2</text:p>
          </table:table-cell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5" table:number-matrix-columns-spanned="2" table:number-matrix-rows-spanned="2" table:formula="of:=_I2-2*MMULT(_v2;TRANSPOSE(_v2))" office:value-type="float" office:value="0.6">
            <text:p>0,6</text:p>
          </table:table-cell>
          <table:table-cell table:style-name="ce26" office:value-type="float" office:value="0.8">
            <text:p>0,8</text:p>
          </table:table-cell>
          <table:table-cell table:number-columns-repeated="1021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16" office:value-type="float" office:value="0.8">
            <text:p>0,8</text:p>
          </table:table-cell>
          <table:table-cell table:style-name="ce27" office:value-type="float" office:value="-0.6">
            <text:p>-0,6</text:p>
          </table:table-cell>
          <table:table-cell table:number-columns-repeated="1021"/>
        </table:table-row>
        <table:table-row table:style-name="ro1">
          <table:table-cell table:number-columns-repeated="8"/>
          <table:table-cell office:value-type="string">
            <text:p>Check</text:p>
          </table:table-cell>
          <table:table-cell table:number-columns-repeated="1015"/>
        </table:table-row>
        <table:table-row table:style-name="ro1">
          <table:table-cell office:value-type="string">
            <text:p>R=_H2H1A</text:p>
          </table:table-cell>
          <table:table-cell table:number-columns-repeated="3"/>
          <table:table-cell office:value-type="string">
            <text:p>Q=H1.H2</text:p>
          </table:table-cell>
          <table:table-cell table:number-columns-repeated="3"/>
          <table:table-cell office:value-type="string">
            <text:p>QtQ</text:p>
          </table:table-cell>
          <table:table-cell table:number-columns-repeated="1015"/>
        </table:table-row>
        <table:table-row table:style-name="ro1">
          <table:table-cell table:style-name="ce11" table:number-matrix-columns-spanned="3" table:number-matrix-rows-spanned="3" table:formula="of:=MMULT(_H2;MMULT(_H1;_A))" office:value-type="float" office:value="1">
            <text:p><text:s/>1 <text:s text:c="3"/></text:p>
          </table:table-cell>
          <table:table-cell table:style-name="ce22" office:value-type="float" office:value="0">
            <text:p><text:s/>- <text:s text:c="3"/></text:p>
          </table:table-cell>
          <table:table-cell table:style-name="ce34" office:value-type="float" office:value="2">
            <text:p><text:s/>2 <text:s text:c="3"/></text:p>
          </table:table-cell>
          <table:table-cell/>
          <table:table-cell table:style-name="ce38" table:number-matrix-columns-spanned="3" table:number-matrix-rows-spanned="3" table:formula="of:=MMULT(_H1;_H2)" office:value-type="float" office:value="0">
            <text:p><text:s/>- <text:s text:c="3"/></text:p>
          </table:table-cell>
          <table:table-cell table:style-name="ce44" office:value-type="float" office:value="0.6">
            <text:p><text:s/>0,60 <text:s text:c="3"/></text:p>
          </table:table-cell>
          <table:table-cell table:style-name="ce47" office:value-type="float" office:value="0.8">
            <text:p><text:s/>0,80 <text:s text:c="3"/></text:p>
          </table:table-cell>
          <table:table-cell table:style-name="ce23"/>
          <table:table-cell table:style-name="ce11" table:number-matrix-columns-spanned="3" table:number-matrix-rows-spanned="3" table:formula="of:=MMULT(_Q;TRANSPOSE(_Q))" office:value-type="float" office:value="1">
            <text:p><text:s/>1 <text:s text:c="3"/></text:p>
          </table:table-cell>
          <table:table-cell table:style-name="ce22" office:value-type="float" office:value="0">
            <text:p><text:s/>- <text:s text:c="3"/></text:p>
          </table:table-cell>
          <table:table-cell table:style-name="ce34" office:value-type="float" office:value="2.06513408804176E-016">
            <text:p><text:s/>0 <text:s text:c="3"/></text:p>
          </table:table-cell>
          <table:table-cell table:number-columns-repeated="1013"/>
        </table:table-row>
        <table:table-row table:style-name="ro1">
          <table:table-cell table:style-name="ce12" office:value-type="float" office:value="0">
            <text:p><text:s/>- <text:s text:c="3"/></text:p>
          </table:table-cell>
          <table:table-cell table:style-name="ce23" office:value-type="float" office:value="5">
            <text:p><text:s/>5 <text:s text:c="3"/></text:p>
          </table:table-cell>
          <table:table-cell table:style-name="ce35" office:value-type="float" office:value="2">
            <text:p><text:s/>2 <text:s text:c="3"/></text:p>
          </table:table-cell>
          <table:table-cell/>
          <table:table-cell table:style-name="ce39" office:value-type="float" office:value="1">
            <text:p><text:s/>1,00 <text:s text:c="3"/></text:p>
          </table:table-cell>
          <table:table-cell table:style-name="ce45" office:value-type="float" office:value="0">
            <text:p><text:s/>- <text:s text:c="3"/></text:p>
          </table:table-cell>
          <table:table-cell table:style-name="ce48" office:value-type="float" office:value="0">
            <text:p><text:s/>- <text:s text:c="3"/></text:p>
          </table:table-cell>
          <table:table-cell table:style-name="ce23"/>
          <table:table-cell table:style-name="ce12" office:value-type="float" office:value="0">
            <text:p><text:s/>- <text:s text:c="3"/></text:p>
          </table:table-cell>
          <table:table-cell table:style-name="ce23" office:value-type="float" office:value="1">
            <text:p><text:s/>1 <text:s text:c="3"/></text:p>
          </table:table-cell>
          <table:table-cell table:style-name="ce35" office:value-type="float" office:value="0">
            <text:p><text:s/>- <text:s text:c="3"/></text:p>
          </table:table-cell>
          <table:table-cell table:number-columns-repeated="1013"/>
        </table:table-row>
        <table:table-row table:style-name="ro1">
          <table:table-cell table:style-name="ce13" office:value-type="float" office:value="0">
            <text:p><text:s/>- <text:s text:c="3"/></text:p>
          </table:table-cell>
          <table:table-cell table:style-name="ce24" office:value-type="float" office:value="-4.44089209850063E-016">
            <text:p>-0 <text:s text:c="3"/></text:p>
          </table:table-cell>
          <table:table-cell table:style-name="ce36" office:value-type="float" office:value="1">
            <text:p><text:s/>1 <text:s text:c="3"/></text:p>
          </table:table-cell>
          <table:table-cell/>
          <table:table-cell table:style-name="ce40" office:value-type="float" office:value="0">
            <text:p><text:s/>- <text:s text:c="3"/></text:p>
          </table:table-cell>
          <table:table-cell table:style-name="ce46" office:value-type="float" office:value="0.8">
            <text:p><text:s/>0,80 <text:s text:c="3"/></text:p>
          </table:table-cell>
          <table:table-cell table:style-name="ce49" office:value-type="float" office:value="-0.6">
            <text:p>-0,60 <text:s text:c="3"/></text:p>
          </table:table-cell>
          <table:table-cell table:style-name="ce23"/>
          <table:table-cell table:style-name="ce13" office:value-type="float" office:value="2.06513408804176E-016">
            <text:p><text:s/>0 <text:s text:c="3"/></text:p>
          </table:table-cell>
          <table:table-cell table:style-name="ce24" office:value-type="float" office:value="0">
            <text:p><text:s/>- <text:s text:c="3"/></text:p>
          </table:table-cell>
          <table:table-cell table:style-name="ce36" office:value-type="float" office:value="1">
            <text:p><text:s/>1 <text:s text:c="3"/></text:p>
          </table:table-cell>
          <table:table-cell table:number-columns-repeated="101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pha" table:base-cell-address="$'QR test 1'.$A$1" table:cell-range-address="$'QR test2'.$E$2"/>
          <table:named-range table:name="alpha2" table:base-cell-address="$'QR test 1'.$A$1" table:cell-range-address="$'QR test2'.$E$13"/>
          <table:named-range table:name="x" table:base-cell-address="$'QR test 1'.$A$1" table:cell-range-address="$'QR test2'.$A$2:.$A$4"/>
          <table:named-range table:name="_A" table:base-cell-address="$'QR test 1'.$A$1" table:cell-range-address="$'QR test2'.$A$2:.$C$4"/>
          <table:named-range table:name="_A2" table:base-cell-address="$'QR test 1'.$A$1" table:cell-range-address="$'QR test2'.$B$13:.$C$14"/>
          <table:named-expression table:name="_col" table:base-cell-address="$'QR test 1'.$A$1" table:expression="#REF!"/>
          <table:named-range table:name="_e1" table:base-cell-address="$'QR test 1'.$A$1" table:cell-range-address="$'QR test2'.$F$2:.$F$4"/>
          <table:named-range table:name="_e2" table:base-cell-address="$'QR test 1'.$A$1" table:cell-range-address="$'QR test2'.$F$2:.$F$3"/>
          <table:named-range table:name="_H1" table:base-cell-address="$'QR test 1'.$A$1" table:cell-range-address="$'QR test2'.$A$8:.$C$10"/>
          <table:named-range table:name="_H2" table:base-cell-address="$'QR test 1'.$A$1" table:cell-range-address="$'QR test2'.$A$17:.$C$19"/>
          <table:named-expression table:name="_norm" table:base-cell-address="$'QR test 1'.$A$1" table:expression="#REF!"/>
          <table:named-expression table:name="_P1" table:base-cell-address="$'QR test 1'.$A$1" table:expression="#REF!"/>
          <table:named-expression table:name="_P2" table:base-cell-address="$'QR test 1'.$A$1" table:expression="#REF!"/>
          <table:named-expression table:name="_P3" table:base-cell-address="$'QR test 1'.$A$1" table:expression="#REF!"/>
          <table:named-range table:name="_Q" table:base-cell-address="$'QR test 1'.$A$1" table:cell-range-address="$'QR test2'.$E$22:.$G$24"/>
          <table:named-range table:name="_R" table:base-cell-address="$'QR test 1'.$A$1" table:cell-range-address="$'QR test2'.$A$22:.$C$24"/>
          <table:named-range table:name="_u" table:base-cell-address="$'QR test 1'.$A$1" table:cell-range-address="$'QR test2'.$G$2:.$G$4"/>
          <table:named-range table:name="_u2" table:base-cell-address="$'QR test 1'.$A$1" table:cell-range-address="$'QR test2'.$G$13:.$G$14"/>
          <table:named-range table:name="_v" table:base-cell-address="$'QR test 1'.$A$1" table:cell-range-address="$'QR test2'.$H$2:.$H$4"/>
          <table:named-range table:name="_v2" table:base-cell-address="$'QR test 1'.$A$1" table:cell-range-address="$'QR test2'.$H$13:.$H$14"/>
          <table:named-expression table:name="_w1" table:base-cell-address="$'QR test 1'.$A$1" table:expression="#REF!"/>
          <table:named-expression table:name="_w1t" table:base-cell-address="$'QR test 1'.$A$1" table:expression="#REF!"/>
          <table:named-expression table:name="_w2" table:base-cell-address="$'QR test 1'.$A$1" table:expression="#REF!"/>
          <table:named-expression table:name="_w2t" table:base-cell-address="$'QR test 1'.$A$1" table:expression="#REF!"/>
          <table:named-expression table:name="_w3" table:base-cell-address="$'QR test 1'.$A$1" table:expression="#REF!"/>
          <table:named-expression table:name="_w3t" table:base-cell-address="$'QR test 1'.$A$1" table:expression="#REF!"/>
          <table:named-range table:name="_x" table:base-cell-address="$'QR test 1'.$A$1" table:cell-range-address="$'QR test2'.$A$2:.$A$4"/>
          <table:named-range table:name="_x2" table:base-cell-address="$'QR test 1'.$A$1" table:cell-range-address="$'QR test2'.$B$13:.$B$14"/>
        </table:named-expressions>
      </table:table>
      <table:table table:name="communs" table:style-name="ta3">
        <table:table-column table:style-name="co3" table:number-columns-repeated="1024" table:default-cell-style-name="Default"/>
        <table:table-row table:style-name="ro1">
          <table:table-cell office:value-type="string">
            <text:p>_I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lpha" table:base-cell-address="$'QR test 1'.$A$1" table:cell-range-address="$'QR test 1'.$E$2"/>
        <table:named-range table:name="alpha2" table:base-cell-address="$'QR test 1'.$A$1" table:cell-range-address="$'QR test 1'.$E$13"/>
        <table:named-range table:name="x" table:base-cell-address="$'QR test 1'.$A$1" table:cell-range-address="$'QR test 1'.$A$2:.$A$4"/>
        <table:named-expression table:name="_A" table:base-cell-address="$'QR test 1'.$A$1" table:expression="#REF!"/>
        <table:named-range table:name="_A2" table:base-cell-address="$'QR test 1'.$A$1" table:cell-range-address="$'QR test 1'.$B$13:.$C$14"/>
        <table:named-expression table:name="_col" table:base-cell-address="$'QR test 1'.$A$1" table:expression="#REF!"/>
        <table:named-range table:name="_e1" table:base-cell-address="$'QR test 1'.$A$1" table:cell-range-address="$'QR test 1'.$F$2:.$F$4"/>
        <table:named-range table:name="_e2" table:base-cell-address="$'QR test 1'.$A$1" table:cell-range-address="$'QR test 1'.$F$2:.$F$3"/>
        <table:named-range table:name="_H1" table:base-cell-address="$'QR test 1'.$A$1" table:cell-range-address="$'QR test 1'.$A$8:.$C$10"/>
        <table:named-range table:name="_H2" table:base-cell-address="$'QR test 1'.$A$1" table:cell-range-address="$'QR test 1'.$A$17:.$C$19"/>
        <table:named-range table:name="_I" table:base-cell-address="$'QR test 1'.$A$1" table:cell-range-address="$communs.$A$2:.$C$4"/>
        <table:named-range table:name="_I2" table:base-cell-address="$'QR test 1'.$A$1" table:cell-range-address="$communs.$A$2:.$B$3"/>
        <table:named-expression table:name="_norm" table:base-cell-address="$'QR test 1'.$A$1" table:expression="#REF!"/>
        <table:named-expression table:name="_P1" table:base-cell-address="$'QR test 1'.$A$1" table:expression="#REF!"/>
        <table:named-expression table:name="_P2" table:base-cell-address="$'QR test 1'.$A$1" table:expression="#REF!"/>
        <table:named-expression table:name="_P3" table:base-cell-address="$'QR test 1'.$A$1" table:expression="#REF!"/>
        <table:named-expression table:name="_R" table:base-cell-address="$'QR test 1'.$A$1" table:expression="#REF!"/>
        <table:named-range table:name="_u" table:base-cell-address="$'QR test 1'.$A$1" table:cell-range-address="$'QR test 1'.$G$2:.$G$4"/>
        <table:named-range table:name="_u2" table:base-cell-address="$'QR test 1'.$A$1" table:cell-range-address="$'QR test 1'.$G$13:.$G$14"/>
        <table:named-range table:name="_v" table:base-cell-address="$'QR test 1'.$A$1" table:cell-range-address="$'QR test 1'.$H$2:.$H$4"/>
        <table:named-range table:name="_v2" table:base-cell-address="$'QR test 1'.$A$1" table:cell-range-address="$'QR test 1'.$H$13:.$H$14"/>
        <table:named-expression table:name="_w1" table:base-cell-address="$'QR test 1'.$A$1" table:expression="#REF!"/>
        <table:named-expression table:name="_w1t" table:base-cell-address="$'QR test 1'.$A$1" table:expression="#REF!"/>
        <table:named-expression table:name="_w2" table:base-cell-address="$'QR test 1'.$A$1" table:expression="#REF!"/>
        <table:named-expression table:name="_w2t" table:base-cell-address="$'QR test 1'.$A$1" table:expression="#REF!"/>
        <table:named-expression table:name="_w3" table:base-cell-address="$'QR test 1'.$A$1" table:expression="#REF!"/>
        <table:named-expression table:name="_w3t" table:base-cell-address="$'QR test 1'.$A$1" table:expression="#REF!"/>
        <table:named-range table:name="_x" table:base-cell-address="$'QR test 1'.$A$1" table:cell-range-address="$'QR test 1'.$A$2:.$A$4"/>
        <table:named-range table:name="_x2" table:base-cell-address="$'QR test 1'.$A$1" table:cell-range-address="$'QR test 1'.$B$13: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5000" number:language="fr" number:country="FR">
      <number:number number:min-integer-digits="1"/>
    </number:number-style>
    <number:number-style style:name="N116P0" style:volatile="true">
      <number:text> </number:text>
      <number:number number:decimal-places="3" number:min-integer-digits="1" number:grouping="true"/>
      <number:text>    </number:text>
    </number:number-style>
    <number:number-style style:name="N116P1" style:volatile="true">
      <number:text>-</number:text>
      <number:number number:decimal-places="3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</number:text>
      <number:number number:decimal-places="1" number:min-integer-digits="1" number:grouping="true"/>
      <number:text>    </number:text>
    </number:number-style>
    <number:number-style style:name="N119P1" style:volatile="true">
      <number:text>-</number:text>
      <number:number number:decimal-places="1" number:min-integer-digits="1" number:grouping="true"/>
      <number:text>    </number:text>
    </number:number-style>
    <number:number-style style:name="N119P2" style:volatile="true">
      <number:text> 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3" number:min-integer-digits="1"/>
    </number:number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5109P0" style:volatile="true" number:language="fr" number:country="FR">
      <number:number number:decimal-places="0" number:min-integer-digits="1" number:grouping="true"/>
      <number:text> €</number:text>
    </number:number-style>
    <number:number-style style:name="N510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r" number:country="FR">
      <number:number number:decimal-places="0" number:min-integer-digits="1" number:grouping="true"/>
      <number:text> €</number:text>
    </number:number-style>
    <number:number-style style:name="N511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0P0"/>
    </number:number-style>
    <number:number-style style:name="N5112P0" style:volatile="true" number:language="fr" number:country="FR">
      <number:number number:decimal-places="2" number:min-integer-digits="1" number:grouping="true"/>
      <number:text> €</number:text>
    </number:number-style>
    <number:number-style style:name="N511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2" number:min-integer-digits="1" number:grouping="true"/>
      <number:text> €</number:text>
    </number:number-style>
    <number:number-style style:name="N511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3P0"/>
    </number:number-style>
    <number:date-style style:name="N5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5" number:language="fr" number:country="FR">
      <number:day number:style="long"/>
      <number:text>-</number:text>
      <number:month number:textual="true"/>
    </number:date-style>
    <number:date-style style:name="N5116" number:language="fr" number:country="FR">
      <number:month number:textual="true"/>
      <number:text>-</number:text>
      <number:year/>
    </number:date-style>
    <number:time-style style:name="N5117" number:language="fr" number:country="FR">
      <number:hours/>
      <number:text>:</number:text>
      <number:minutes number:style="long"/>
      <number:text> </number:text>
      <number:am-pm/>
    </number:time-style>
    <number:time-style style:name="N5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fr" number:country="FR">
      <number:number number:decimal-places="0" number:min-integer-digits="1" number:grouping="true"/>
      <number:text>   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  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9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9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9P2" style:volatile="true" number:language="fr" number:country="FR">
      <number:text> -    </number:text>
    </number:number-style>
    <number:text-style style:name="N5129" number:language="fr" number:country="FR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3P2" style:volatile="true" number:language="fr" number:country="FR">
      <number:text> - € </number:text>
    </number:number-style>
    <number:text-style style:name="N5133" number:language="fr" number:country="FR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7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7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7" number:language="fr" number:country="FR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fr" number:country="FR">
      <number:minutes number:style="long"/>
      <number:text>:</number:text>
      <number:seconds number:style="long"/>
    </number:time-style>
    <number:time-style style:name="N513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fr" number:country="FR">
      <number:minutes number:style="long"/>
      <number:text>:</number:text>
      <number:seconds number:style="long" number:decimal-places="1"/>
    </number:time-style>
    <number:number-style style:name="N5141" number:language="fr" number:country="FR">
      <number:scientific-number number:decimal-places="1" number:min-integer-digits="3" number:min-exponent-digits="1"/>
    </number:number-style>
    <number:number-style style:name="N5142" number:language="fr" number:country="FR">
      <number:number number:decimal-places="1" number:min-integer-digits="1"/>
    </number:number-style>
    <number:number-style style:name="N5143" number:language="fr" number:country="FR">
      <number:number number:decimal-places="3" number:min-integer-digits="1"/>
    </number:number-style>
    <number:number-style style:name="N5144" number:language="fr" number:country="FR">
      <number:number number:decimal-places="4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1">
      <style:table-cell-properties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1.27cm" fo:margin-bottom="1.27cm" fo:margin-left="1.524cm" fo:margin-right="1.524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62cm" fo:margin-left="0cm" fo:margin-right="0cm" fo:margin-bottom="0.268cm"/>
      </style:header-style>
      <style:footer-style>
        <style:header-footer-properties fo:min-height="0.762cm" fo:margin-left="0cm" fo:margin-right="0cm" fo:margin-top="0.374cm"/>
      </style:footer-style>
    </style:page-layout>
    <style:page-layout style:name="Mpm4">
      <style:page-layout-properties style:num-format="1" style:print-orientation="landscape" fo:margin-top="1.27cm" fo:margin-bottom="1.27cm" fo:margin-left="1.524cm" fo:margin-right="1.524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62cm" fo:margin-left="0cm" fo:margin-right="0cm" fo:margin-bottom="0.268cm"/>
      </style:header-style>
      <style:footer-style>
        <style:header-footer-properties fo:min-height="0.762cm" fo:margin-left="0cm" fo:margin-right="0cm" fo:margin-top="0.374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R_20_test_20_1" style:display-name="PageStyle_QR test 1" style:page-layout-name="Mpm3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QR_20_test2" style:display-name="PageStyle_QR test2" style:page-layout-name="Mpm4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PageStyle_5f_communs" style:display-name="PageStyle_communs" style:page-layout-name="Mpm4">
      <style:head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3">_</text:span></text:p>
        </style:region-right>
      </style:header>
      <style:header-left style:display="false"/>
      <style:footer>
        <style:region-right>
          <text:p><text:span text:style-name="MT2">p.</text:span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RIERE Bruno</meta:initial-creator>
    <meta:print-date>2014-05-18T17:36:29</meta:print-date>
    <meta:creation-date>2014-03-21T07:34:20</meta:creation-date>
    <dc:date>2014-05-18T17:36:36</dc:date>
    <meta:generator>LibreOffice/3.5$Linux_x86 LibreOffice_project/350m1$Build-2</meta:generator>
    <meta:editing-duration>P0D</meta:editing-duration>
    <meta:editing-cycles>1</meta:editing-cycles>
    <meta:document-statistic meta:table-count="3" meta:cell-count="215" meta:object-count="0"/>
    <meta:user-defined meta:name="AppVersion">12.0000</meta:user-defined>
    <meta:user-defined meta:name="Company">bostik 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